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8" style:family="table-row">
      <style:table-row-properties style:row-height="6.1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f30e1"/>
    </style:style>
    <style:style style:name="T3" style:family="text">
      <style:text-properties officeooo:rsid="001a9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cejo Municipal de Rosario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Expediente N°: </text:p>
          </table:table-cell>
          <table:table-cell table:style-name="Tabla1.A1" office:value-type="string">
            <text:p text:style-name="P3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5">Fecha Emisión:</text:p>
          </table:table-cell>
          <table:table-cell table:style-name="Tabla1.A1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5">Carátula:</text:p>
          </table:table-cell>
          <table:table-cell table:style-name="Tabla1.A1" office:value-type="string">
            <text:p text:style-name="P3"><text:placeholder text:placeholder-type="text">&lt;o.cover&gt;</text:placeholder></text:p>
          </table:table-cell>
        </table:table-row>
        <table:table-row table:style-name="Tabla1.1">
          <table:table-cell table:style-name="Tabla1.A1" office:value-type="string">
            <text:p text:style-name="P5">Causante:</text:p>
          </table:table-cell>
          <table:table-cell table:style-name="Tabla1.A1" office:value-type="string">
            <text:p text:style-name="P4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5">Categoría:</text:p>
          </table:table-cell>
          <table:table-cell table:style-name="Tabla1.A1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5">Tipo:</text:p>
          </table:table-cell>
          <table:table-cell table:style-name="Tabla1.A1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3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5">Expediente Padre:</text:p>
          </table:table-cell>
          <table:table-cell table:style-name="Tabla1.A1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8">
          <table:table-cell table:style-name="Tabla1.A1" office:value-type="string">
            <text:p text:style-name="P5">Observaciones:</text:p>
          </table:table-cell>
          <table:table-cell table:style-name="Tabla1.A1" office:value-type="string">
            <text:p text:style-name="P4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06-29T16:57:12.489951042</dc:date>
    <meta:editing-duration>PT15M40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31" meta:character-count="353" meta:non-whitespace-character-count="338"/>
  </office:meta>
</office:document-meta>
</file>